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5" style:family="table-row">
      <style:table-row-properties style:min-row-height="0.915cm" fo:keep-together="auto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5ae7" officeooo:paragraph-rsid="00115ae7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15ae7" officeooo:paragraph-rsid="000c6a27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115ae7" officeooo:paragraph-rsid="00115ae7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15ae7"/>
    </style:style>
    <style:style style:name="T3" style:family="text">
      <style:text-properties officeooo:rsid="00116384"/>
    </style:style>
    <style:style style:name="T4" style:family="text">
      <style:text-properties officeooo:rsid="0013b2da"/>
    </style:style>
    <style:style style:name="T5" style:family="text">
      <style:text-properties officeooo:rsid="001662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Definir Horario de Consult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9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0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1">Que la consulta haya sido dada de a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22">Definir el horario de una consulta que aún no lo tiene dado de alta,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2">
          <table:table-cell table:style-name="Tabla3.A2" office:value-type="string">
            <text:p text:style-name="P22">El administrativo indica que quiere definir el horario de una consulta; indica el número de consulta y el horario; y el sistema lo registra si todo es correcto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5">Administrativo: Solicita definir el horario de una consulta con un determinado número de consulta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6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6">3</text:p>
          </table:table-cell>
          <table:table-cell table:style-name="Tabla4.D3" office:value-type="string">
            <text:p text:style-name="P26">Se comprueba la consulta asociada a ese número no tiene ningún horario definido aún</text:p>
          </table:table-cell>
        </table:table-row>
        <table:table-row table:style-name="Tabla4.2">
          <table:table-cell table:style-name="Tabla4.A4" office:value-type="string">
            <text:p text:style-name="P5"/>
          </table:table-cell>
          <table:table-cell table:style-name="Tabla4.B4" office:value-type="string">
            <text:p text:style-name="P13"/>
          </table:table-cell>
          <table:table-cell table:style-name="Tabla4.C4" office:value-type="string">
            <text:p text:style-name="P7">4</text:p>
          </table:table-cell>
          <table:table-cell table:style-name="Tabla4.D4" office:value-type="string">
            <text:p text:style-name="P24">Se solicita el horario a definir.</text:p>
          </table:table-cell>
        </table:table-row>
        <table:table-row table:style-name="Tabla4.5">
          <table:table-cell table:style-name="Tabla4.A5" office:value-type="string">
            <text:p text:style-name="P7">5</text:p>
          </table:table-cell>
          <table:table-cell table:style-name="Tabla4.B5" office:value-type="string">
            <text:p text:style-name="P14">Administrativo: Introduce el horario de la consulta</text:p>
          </table:table-cell>
          <table:table-cell table:style-name="Tabla4.C5" office:value-type="string">
            <text:p text:style-name="P7">6</text:p>
          </table:table-cell>
          <table:table-cell table:style-name="Tabla4.D5" office:value-type="string">
            <text:p text:style-name="P14">Se registra el horario definido y se termina el proceso.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3"><text:s/><text:span text:style-name="T3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5">Si <text:span text:style-name="T4">ya</text:span> se tiene un horario definido para la consulta con el número dado, se indica que se debe<text:span text:style-name="T5">ría</text:span> <text:span text:style-name="T4">modificar</text:span>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8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8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19:45.114595866</dc:date>
    <meta:print-date>2012-03-13T15:37:00</meta:print-date>
    <meta:editing-cycles>22</meta:editing-cycles>
    <meta:editing-duration>PT1H25M54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19" meta:character-count="1280" meta:non-whitespace-character-count="1113"/>
  </office:meta>
</office:document-meta>
</file>